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center" style:justify-single-word="false"/>
      <style:text-properties style:font-name="PT Serif" fo:font-size="12pt" fo:font-weight="normal" officeooo:paragraph-rsid="000ad960" style:font-size-asian="12pt" style:font-weight-asian="normal" style:font-size-complex="12pt" style:font-weight-complex="normal"/>
    </style:style>
    <style:style style:name="P2" style:family="paragraph" style:parent-style-name="List_20_Paragraph">
      <style:text-properties style:font-name="PT Serif" fo:font-size="12pt" fo:font-weight="normal" officeooo:paragraph-rsid="000ad960" style:font-size-asian="12pt" style:font-weight-asian="normal" style:font-name-complex="Times New Roman" style:font-size-complex="12pt" style:font-weight-complex="normal"/>
    </style:style>
    <style:style style:name="P3" style:family="paragraph" style:parent-style-name="List_20_Paragraph">
      <style:text-properties style:font-name="PT Serif" fo:font-size="12pt" fo:language="en" fo:country="US" fo:font-weight="normal" officeooo:paragraph-rsid="000ad960" style:font-size-asian="12pt" style:font-weight-asian="normal" style:font-name-complex="Times New Roman" style:font-size-complex="12pt" style:font-weight-complex="normal"/>
    </style:style>
    <style:style style:name="P4" style:family="paragraph" style:parent-style-name="List_20_Paragraph">
      <style:paragraph-properties fo:text-align="center" style:justify-single-word="false"/>
      <style:text-properties style:font-name="PT Serif" fo:font-size="12pt" fo:language="en" fo:country="US" fo:font-weight="normal" officeooo:paragraph-rsid="000ad960" style:font-size-asian="12pt" style:font-weight-asian="normal" style:font-name-complex="Times New Roman" style:font-size-complex="12pt" style:font-weight-complex="normal"/>
    </style:style>
    <style:style style:name="P5" style:family="paragraph" style:parent-style-name="List_20_Paragraph">
      <style:paragraph-properties fo:text-align="start" style:justify-single-word="false"/>
      <style:text-properties style:font-name="PT Serif" fo:font-size="12pt" fo:language="en" fo:country="US" fo:font-weight="normal" officeooo:paragraph-rsid="000ad960" style:font-size-asian="12pt" style:font-weight-asian="normal" style:font-name-complex="Times New Roman" style:font-size-complex="12pt" style:font-weight-complex="normal"/>
    </style:style>
    <style:style style:name="P6" style:family="paragraph" style:parent-style-name="List_20_Paragraph">
      <style:text-properties style:font-name="PT Serif" fo:font-size="12pt" fo:language="en" fo:country="US" fo:font-style="italic" fo:font-weight="normal" officeooo:paragraph-rsid="000ad960" style:font-size-asian="12pt" style:font-style-asian="italic" style:font-weight-asian="normal" style:font-name-complex="Times New Roman" style:font-size-complex="12pt" style:font-weight-complex="normal"/>
    </style:style>
    <style:style style:name="P7" style:family="paragraph" style:parent-style-name="List_20_Paragraph">
      <style:paragraph-properties fo:text-align="center" style:justify-single-word="false"/>
      <style:text-properties style:font-name="PT Serif" fo:font-size="12pt" fo:language="en" fo:country="US" fo:font-style="italic" fo:font-weight="normal" officeooo:paragraph-rsid="000ad960" style:font-size-asian="12pt" style:font-style-asian="italic" style:font-weight-asian="normal" style:font-name-complex="Times New Roman" style:font-size-complex="12pt" style:font-weight-complex="normal"/>
    </style:style>
    <style:style style:name="P8" style:family="paragraph" style:parent-style-name="List_20_Paragraph">
      <style:paragraph-properties fo:text-align="center" style:justify-single-word="false"/>
      <style:text-properties fo:color="#800000" style:font-name="PT Serif" fo:font-size="12pt" fo:font-weight="normal" officeooo:paragraph-rsid="000ad960" style:font-size-asian="12pt" style:font-weight-asian="normal" style:font-size-complex="12pt" style:font-weight-complex="normal"/>
    </style:style>
    <style:style style:name="P9" style:family="paragraph" style:parent-style-name="List_20_Paragraph">
      <style:text-properties fo:color="#3333ff" style:font-name="PT Serif" fo:font-size="12pt" fo:font-style="italic" fo:font-weight="normal" officeooo:rsid="00158762" officeooo:paragraph-rsid="00158762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PT Serif" fo:font-size="12pt" fo:language="en" fo:country="US" fo:font-weight="normal" officeooo:paragraph-rsid="00116837" style:font-size-asian="12pt" style:font-weight-asian="normal" style:font-name-complex="Times New Roman" style:font-size-complex="12pt" style:font-weight-complex="normal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PT Serif" fo:font-size="12pt" fo:language="en" fo:country="US" fo:font-weight="normal" officeooo:rsid="000be07f" officeooo:paragraph-rsid="00116837" style:font-size-asian="12pt" style:font-weight-asian="normal" style:font-name-complex="Times New Roman" style:font-size-complex="12pt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font-name="PT Serif" fo:font-size="12pt" fo:language="en" fo:country="US" fo:font-weight="normal" officeooo:rsid="0023e405" officeooo:paragraph-rsid="0023e405" style:font-size-asian="12pt" style:font-weight-asian="normal" style:font-name-complex="Times New Roman" style:font-size-complex="12pt" style:font-weight-complex="normal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PT Serif" fo:font-size="12pt" fo:language="en" fo:country="US" fo:font-weight="normal" officeooo:rsid="002aff1b" officeooo:paragraph-rsid="002aff1b" style:font-size-asian="12pt" style:font-weight-asian="normal" style:font-name-complex="Times New Roman" style:font-size-complex="12pt" style:font-weight-complex="normal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PT Serif" fo:font-size="12pt" fo:font-weight="normal" officeooo:rsid="0023e405" officeooo:paragraph-rsid="0023e40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PT Serif" fo:font-size="12pt" fo:language="en" fo:country="US" fo:font-weight="normal" officeooo:paragraph-rsid="000ad960" style:font-size-asian="12pt" style:font-weight-asian="normal" style:font-name-complex="Times New Roman" style:font-size-complex="12pt" style:font-weight-complex="normal"/>
    </style:style>
    <style:style style:name="P16" style:family="paragraph" style:parent-style-name="List_20_Paragraph">
      <loext:graphic-properties draw:fill="none"/>
      <style:paragraph-properties fo:margin-left="1.3cm" fo:margin-right="0cm" fo:margin-top="0cm" fo:margin-bottom="0.282cm" loext:contextual-spacing="true" fo:text-indent="0.6cm" style:auto-text-indent="false" fo:background-color="transparent"/>
      <style:text-properties officeooo:rsid="0022a1a5" officeooo:paragraph-rsid="0022a1a5"/>
    </style:style>
    <style:style style:name="P17" style:family="paragraph" style:parent-style-name="List_20_Paragraph">
      <loext:graphic-properties draw:fill="none"/>
      <style:paragraph-properties fo:margin-left="1.3cm" fo:margin-right="0cm" fo:margin-top="0cm" fo:margin-bottom="0.282cm" loext:contextual-spacing="true" fo:text-indent="0.6cm" style:auto-text-indent="false" fo:background-color="transparent"/>
      <style:text-properties fo:color="#3333ff" style:font-name="PT Serif" fo:font-size="12pt" fo:font-weight="normal" officeooo:rsid="0022a1a5" officeooo:paragraph-rsid="00191fa5" style:font-size-asian="12pt" style:font-weight-asian="normal" style:font-name-complex="Times New Roman" style:font-size-complex="12pt" style:font-weight-complex="normal"/>
    </style:style>
    <style:style style:name="P18" style:family="paragraph" style:parent-style-name="List_20_Paragraph" style:master-page-name="">
      <loext:graphic-properties draw:fill="none"/>
      <style:paragraph-properties fo:margin-left="1.3cm" fo:margin-right="0cm" fo:margin-top="0cm" fo:margin-bottom="0.282cm" loext:contextual-spacing="true" fo:text-indent="1.199cm" style:auto-text-indent="false" style:page-number="auto" fo:background-color="transparent"/>
      <style:text-properties style:font-name="PT Serif" fo:font-size="12pt" fo:font-weight="normal" officeooo:rsid="001d811f" officeooo:paragraph-rsid="001d811f" style:font-size-asian="12pt" style:font-weight-asian="normal" style:font-name-complex="Times New Roman" style:font-size-complex="12pt" style:font-weight-complex="normal"/>
    </style:style>
    <style:style style:name="P19" style:family="paragraph" style:parent-style-name="List_20_Paragraph">
      <loext:graphic-properties draw:fill="none"/>
      <style:paragraph-properties fo:margin-left="1.3cm" fo:margin-right="0cm" fo:margin-top="0cm" fo:margin-bottom="0.282cm" loext:contextual-spacing="true" fo:text-indent="1.199cm" style:auto-text-indent="false" fo:background-color="transparent"/>
      <style:text-properties style:font-name="PT Serif" fo:font-size="12pt" fo:font-weight="normal" officeooo:rsid="001d811f" officeooo:paragraph-rsid="001d811f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 style:master-page-name="Standard">
      <style:paragraph-properties style:page-number="auto"/>
      <style:text-properties style:font-name="PT Serif" fo:font-size="12pt" fo:font-weight="bold" officeooo:paragraph-rsid="000ad960" style:font-size-asian="12pt" style:font-weight-asian="bold" style:font-size-complex="12pt" style:font-weight-complex="bold"/>
    </style:style>
    <style:style style:name="P21" style:family="paragraph" style:parent-style-name="List_20_Paragraph" style:list-style-name="WWNum1">
      <style:text-properties style:font-name="PT Serif" fo:font-size="12pt" fo:font-weight="normal" officeooo:paragraph-rsid="0029e1da" style:font-size-asian="12pt" style:font-weight-asian="normal" style:font-size-complex="12pt" style:font-weight-complex="normal"/>
    </style:style>
    <style:style style:name="P22" style:family="paragraph" style:parent-style-name="List_20_Paragraph" style:list-style-name="WWNum1">
      <style:text-properties style:font-name="PT Serif" fo:font-size="12pt" fo:font-weight="normal" officeooo:paragraph-rsid="000ad960" style:font-size-asian="12pt" style:font-weight-asian="normal" style:font-size-complex="12pt" style:font-weight-complex="normal"/>
    </style:style>
    <style:style style:name="P23" style:family="paragraph" style:parent-style-name="List_20_Paragraph" style:list-style-name="WWNum1">
      <style:text-properties style:font-name="PT Serif" fo:font-size="12pt" fo:font-weight="normal" officeooo:paragraph-rsid="0027fbc2" style:font-size-asian="12pt" style:font-weight-asian="normal" style:font-size-complex="12pt" style:font-weight-complex="normal"/>
    </style:style>
    <style:style style:name="P24" style:family="paragraph" style:parent-style-name="List_20_Paragraph" style:list-style-name="WWNum1">
      <style:text-properties style:font-name="PT Serif" fo:font-size="12pt" fo:font-weight="normal" officeooo:paragraph-rsid="00156470" style:font-size-asian="12pt" style:font-weight-asian="normal" style:font-size-complex="12pt" style:font-weight-complex="normal"/>
    </style:style>
    <style:style style:name="P25" style:family="paragraph" style:parent-style-name="List_20_Paragraph" style:list-style-name="WWNum1">
      <style:text-properties style:font-name="PT Serif" fo:font-size="12pt" fo:font-weight="normal" officeooo:paragraph-rsid="000fce75" style:font-size-asian="12pt" style:font-weight-asian="normal" style:font-size-complex="12pt" style:font-weight-complex="normal"/>
    </style:style>
    <style:style style:name="P26" style:family="paragraph" style:parent-style-name="List_20_Paragraph" style:list-style-name="WWNum1">
      <style:text-properties style:font-name="PT Serif" fo:font-size="12pt" fo:font-weight="normal" officeooo:rsid="000be07f" officeooo:paragraph-rsid="000ad960" style:font-size-asian="12pt" style:font-weight-asian="normal" style:font-size-complex="12pt" style:font-weight-complex="normal"/>
    </style:style>
    <style:style style:name="P27" style:family="paragraph" style:parent-style-name="List_20_Paragraph" style:list-style-name="WWNum1">
      <style:text-properties style:font-name="PT Serif" fo:font-size="12pt" fo:font-weight="normal" officeooo:paragraph-rsid="000ad960" style:font-size-asian="12pt" style:font-weight-asian="normal" style:font-name-complex="Times New Roman" style:font-size-complex="12pt" style:font-weight-complex="normal"/>
    </style:style>
    <style:style style:name="P28" style:family="paragraph" style:parent-style-name="List_20_Paragraph" style:list-style-name="WWNum1">
      <style:text-properties style:font-name="PT Serif" fo:font-size="12pt" fo:font-weight="normal" officeooo:paragraph-rsid="000fce75" style:font-size-asian="12pt" style:font-weight-asian="normal" style:font-name-complex="Times New Roman" style:font-size-complex="12pt" style:font-weight-complex="normal"/>
    </style:style>
    <style:style style:name="P29" style:family="paragraph" style:parent-style-name="List_20_Paragraph" style:list-style-name="WWNum1">
      <style:text-properties style:font-name="PT Serif" fo:font-size="12pt" fo:font-weight="normal" officeooo:paragraph-rsid="002354d1" style:font-size-asian="12pt" style:font-weight-asian="normal" style:font-name-complex="Times New Roman" style:font-size-complex="12pt" style:font-weight-complex="normal"/>
    </style:style>
    <style:style style:name="P30" style:family="paragraph" style:parent-style-name="List_20_Paragraph" style:list-style-name="WWNum1">
      <style:text-properties style:font-name="PT Serif" fo:font-size="12pt" fo:font-weight="normal" officeooo:rsid="000be07f" officeooo:paragraph-rsid="000ad960" style:font-size-asian="12pt" style:font-weight-asian="normal" style:font-name-complex="Times New Roman" style:font-size-complex="12pt" style:font-weight-complex="normal"/>
    </style:style>
    <style:style style:name="P31" style:family="paragraph" style:parent-style-name="List_20_Paragraph" style:list-style-name="WWNum1">
      <style:text-properties style:font-name="PT Serif" fo:font-size="12pt" fo:font-weight="normal" officeooo:rsid="000fce75" officeooo:paragraph-rsid="000fce75" style:font-size-asian="12pt" style:font-weight-asian="normal" style:font-name-complex="Times New Roman" style:font-size-complex="12pt" style:font-weight-complex="normal"/>
    </style:style>
    <style:style style:name="P32" style:family="paragraph" style:parent-style-name="List_20_Paragraph" style:list-style-name="WWNum1">
      <style:text-properties style:font-name="PT Serif" fo:font-size="12pt" fo:font-weight="normal" officeooo:rsid="0020a7e7" officeooo:paragraph-rsid="0027fbc2" style:font-size-asian="12pt" style:font-weight-asian="normal" style:font-name-complex="Times New Roman" style:font-size-complex="12pt" style:font-weight-complex="normal"/>
    </style:style>
    <style:style style:name="P33" style:family="paragraph" style:parent-style-name="List_20_Paragraph" style:list-style-name="WWNum1">
      <style:text-properties style:font-name="PT Serif" fo:font-size="12pt" fo:font-weight="normal" officeooo:rsid="0020a7e7" officeooo:paragraph-rsid="0020a7e7" style:font-size-asian="12pt" style:font-weight-asian="normal" style:font-name-complex="Times New Roman" style:font-size-complex="12pt" style:font-weight-complex="normal"/>
    </style:style>
    <style:style style:name="P34" style:family="paragraph" style:parent-style-name="List_20_Paragraph" style:list-style-name="WWNum1">
      <style:text-properties style:font-name="PT Serif" fo:font-size="12pt" fo:font-weight="normal" officeooo:rsid="001ce365" officeooo:paragraph-rsid="0029e1da" style:font-size-asian="12pt" style:font-weight-asian="normal" style:font-name-complex="Times New Roman" style:font-size-complex="12pt" style:font-weight-complex="normal"/>
    </style:style>
    <style:style style:name="P35" style:family="paragraph" style:parent-style-name="List_20_Paragraph" style:list-style-name="WWNum1">
      <style:text-properties style:font-name="PT Serif" fo:font-size="12pt" fo:font-weight="normal" officeooo:rsid="001ce365" officeooo:paragraph-rsid="001ce365" style:font-size-asian="12pt" style:font-weight-asian="normal" style:font-name-complex="Times New Roman" style:font-size-complex="12pt" style:font-weight-complex="normal"/>
    </style:style>
    <style:style style:name="P36" style:family="paragraph" style:parent-style-name="List_20_Paragraph" style:list-style-name="WWNum1">
      <style:text-properties style:font-name="PT Serif" fo:font-size="12pt" fo:language="en" fo:country="US" fo:font-weight="normal" officeooo:paragraph-rsid="0027fbc2" style:font-size-asian="12pt" style:font-weight-asian="normal" style:font-name-complex="Times New Roman" style:font-size-complex="12pt" style:font-weight-complex="normal"/>
    </style:style>
    <style:style style:name="P37" style:family="paragraph" style:parent-style-name="List_20_Paragraph" style:list-style-name="WWNum1">
      <style:text-properties style:font-name="PT Serif" fo:font-size="12pt" fo:language="en" fo:country="US" fo:font-weight="normal" officeooo:paragraph-rsid="00156470" style:font-size-asian="12pt" style:font-weight-asian="normal" style:font-name-complex="Times New Roman" style:font-size-complex="12pt" style:font-weight-complex="normal"/>
    </style:style>
    <style:style style:name="P38" style:family="paragraph" style:parent-style-name="List_20_Paragraph" style:list-style-name="WWNum1">
      <style:text-properties style:font-name="PT Serif" fo:font-size="12pt" fo:language="en" fo:country="US" fo:font-weight="normal" officeooo:paragraph-rsid="000ad960" style:font-size-asian="12pt" style:font-weight-asian="normal" style:font-name-complex="Times New Roman" style:font-size-complex="12pt" style:font-weight-complex="normal"/>
    </style:style>
    <style:style style:name="P39" style:family="paragraph" style:parent-style-name="List_20_Paragraph" style:list-style-name="WWNum1">
      <style:text-properties style:font-name="PT Serif" fo:font-size="12pt" fo:language="en" fo:country="US" fo:font-weight="normal" officeooo:rsid="00156470" officeooo:paragraph-rsid="0027fbc2" style:font-size-asian="12pt" style:font-weight-asian="normal" style:font-name-complex="Times New Roman" style:font-size-complex="12pt" style:font-weight-complex="normal"/>
    </style:style>
    <style:style style:name="P40" style:family="paragraph" style:parent-style-name="List_20_Paragraph" style:list-style-name="WWNum1">
      <style:text-properties style:font-name="PT Serif" fo:font-size="12pt" fo:language="en" fo:country="US" fo:font-weight="normal" officeooo:rsid="002354d1" officeooo:paragraph-rsid="002354d1" style:font-size-asian="12pt" style:font-weight-asian="normal" style:font-name-complex="Times New Roman" style:font-size-complex="12pt" style:font-weight-complex="normal"/>
    </style:style>
    <style:style style:name="P41" style:family="paragraph" style:parent-style-name="List_20_Paragraph" style:list-style-name="WWNum1">
      <style:text-properties style:font-name="PT Serif" fo:font-size="12pt" fo:language="en" fo:country="US" fo:font-weight="normal" officeooo:rsid="0010ead4" officeooo:paragraph-rsid="0010ead4" style:font-size-asian="12pt" style:font-weight-asian="normal" style:font-name-complex="Times New Roman" style:font-size-complex="12pt" style:font-weight-complex="normal"/>
    </style:style>
    <style:style style:name="P42" style:family="paragraph" style:parent-style-name="List_20_Paragraph" style:list-style-name="WWNum1">
      <style:text-properties style:font-name="PT Serif" fo:font-size="12pt" fo:language="en" fo:country="US" fo:font-weight="normal" officeooo:rsid="0010ead4" officeooo:paragraph-rsid="002354d1" style:font-size-asian="12pt" style:font-weight-asian="normal" style:font-name-complex="Times New Roman" style:font-size-complex="12pt" style:font-weight-complex="normal"/>
    </style:style>
    <style:style style:name="P43" style:family="paragraph" style:parent-style-name="List_20_Paragraph" style:list-style-name="WWNum1">
      <style:text-properties style:font-name="PT Serif" fo:font-size="12pt" fo:language="en" fo:country="US" fo:font-style="italic" fo:font-weight="normal" officeooo:paragraph-rsid="000ad960" style:font-size-asian="12pt" style:font-style-asian="italic" style:font-weight-asian="normal" style:font-name-complex="Times New Roman" style:font-size-complex="12pt" style:font-weight-complex="normal"/>
    </style:style>
    <style:style style:name="P44" style:family="paragraph" style:parent-style-name="List_20_Paragraph" style:list-style-name="WWNum1">
      <style:text-properties style:font-name="PT Serif" fo:font-size="12pt" fo:font-style="italic" fo:font-weight="normal" officeooo:paragraph-rsid="000ad960" style:font-size-asian="12pt" style:font-style-asian="italic" style:font-weight-asian="normal" style:font-name-complex="Times New Roman" style:font-size-complex="12pt" style:font-weight-complex="normal"/>
    </style:style>
    <style:style style:name="P45" style:family="paragraph" style:parent-style-name="List_20_Paragraph" style:list-style-name="WWNum1">
      <style:text-properties fo:color="#00000a" style:font-name="PT Serif" fo:font-size="12pt" fo:letter-spacing="normal" fo:font-weight="normal" officeooo:rsid="000be07f" officeooo:paragraph-rsid="00156470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List_20_Paragraph" style:list-style-name="WWNum1">
      <style:text-properties fo:color="#00000a" style:font-name="PT Serif" fo:font-size="12pt" fo:letter-spacing="normal" fo:font-weight="normal" officeooo:rsid="000be07f" officeooo:paragraph-rsid="000ca5b0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List_20_Paragraph" style:list-style-name="WWNum1">
      <style:text-properties fo:color="#ff0000" style:font-name="PT Serif" fo:font-size="12pt" fo:font-style="italic" fo:font-weight="bold" officeooo:paragraph-rsid="000ad960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48" style:family="paragraph" style:parent-style-name="List_20_Paragraph" style:list-style-name="L1" style:master-page-name="">
      <loext:graphic-properties draw:fill="none"/>
      <style:paragraph-properties fo:margin-left="2.6cm" fo:margin-right="0cm" fo:margin-top="0cm" fo:margin-bottom="0.282cm" loext:contextual-spacing="true" fo:text-indent="-0.6cm" style:auto-text-indent="false" style:page-number="auto" fo:background-color="transparent"/>
      <style:text-properties officeooo:paragraph-rsid="00174aef"/>
    </style:style>
    <style:style style:name="P49" style:family="paragraph" style:parent-style-name="List_20_Paragraph" style:list-style-name="L1" style:master-page-name="">
      <loext:graphic-properties draw:fill="none"/>
      <style:paragraph-properties fo:margin-left="2.6cm" fo:margin-right="0cm" fo:margin-top="0cm" fo:margin-bottom="0.282cm" loext:contextual-spacing="true" fo:text-indent="-0.6cm" style:auto-text-indent="false" style:page-number="auto" fo:background-color="transparent"/>
      <style:text-properties fo:color="#00000a" style:font-name="PT Serif" fo:font-size="12pt" fo:letter-spacing="normal" fo:font-weight="normal" officeooo:rsid="000ca5b0" officeooo:paragraph-rsid="00174aef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P50" style:family="paragraph" style:parent-style-name="List_20_Paragraph" style:list-style-name="L2" style:master-page-name="">
      <loext:graphic-properties draw:fill="none"/>
      <style:paragraph-properties fo:margin-left="1.3cm" fo:margin-right="0cm" fo:margin-top="0cm" fo:margin-bottom="0.282cm" loext:contextual-spacing="true" fo:text-indent="0.6cm" style:auto-text-indent="false" style:page-number="auto" fo:background-color="transparent"/>
      <style:text-properties fo:color="#3333ff" fo:font-style="italic" officeooo:paragraph-rsid="00191fa5" style:font-style-asian="italic" style:font-style-complex="italic"/>
    </style:style>
    <style:style style:name="P51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PT Serif" fo:font-size="12pt" fo:font-weight="normal" officeooo:paragraph-rsid="000fce75" style:font-size-asian="12pt" style:font-weight-asian="normal" style:font-size-complex="12pt" style:font-weight-complex="normal"/>
    </style:style>
    <style:style style:name="P52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PT Serif" fo:font-size="12pt" fo:font-weight="normal" officeooo:paragraph-rsid="00116837" style:font-size-asian="12pt" style:font-weight-asian="normal" style:font-size-complex="12pt" style:font-weight-complex="normal"/>
    </style:style>
    <style:style style:name="P53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.282cm" loext:contextual-spacing="true" fo:text-indent="0cm" style:auto-text-indent="false" style:page-number="auto" fo:background-color="transparent"/>
      <style:text-properties style:font-name="PT Serif" fo:font-size="12pt" fo:language="en" fo:country="US" fo:font-style="italic" fo:font-weight="normal" officeooo:paragraph-rsid="000ad960" style:font-size-asian="12pt" style:font-style-asian="italic" style:font-weight-asian="normal" style:font-name-complex="Times New Roman" style:font-size-complex="12pt" style:font-weight-complex="normal"/>
    </style:style>
    <style:style style:name="P54" style:family="paragraph" style:parent-style-name="List_20_Paragraph" style:list-style-name="WWNum1">
      <loext:graphic-properties draw:fill="none"/>
      <style:paragraph-properties fo:margin-left="0cm" fo:margin-right="0cm" fo:margin-top="0cm" fo:margin-bottom="0.282cm" loext:contextual-spacing="true" fo:text-indent="0cm" style:auto-text-indent="false" fo:background-color="transparent"/>
      <style:text-properties style:font-name="PT Serif" fo:font-size="12pt" fo:language="en" fo:country="US" fo:font-style="italic" fo:font-weight="normal" officeooo:paragraph-rsid="000ad960" style:font-size-asian="12pt" style:font-style-asian="italic" style:font-weight-asian="normal" style:font-name-complex="Times New Roman" style:font-size-complex="12pt" style:font-weight-complex="normal"/>
    </style:style>
    <style:style style:name="P55" style:family="paragraph" style:parent-style-name="List_20_Paragraph" style:list-style-name="L3" style:master-page-name="">
      <loext:graphic-properties draw:fill="none"/>
      <style:paragraph-properties fo:margin-left="2.499cm" fo:margin-right="0cm" fo:margin-top="0cm" fo:margin-bottom="0.282cm" loext:contextual-spacing="true" fo:text-indent="-0.6cm" style:auto-text-indent="false" style:page-number="auto" fo:background-color="transparent"/>
      <style:text-properties style:font-name="PT Serif" fo:font-size="12pt" fo:font-weight="normal" officeooo:rsid="001ce365" officeooo:paragraph-rsid="001d811f" style:font-size-asian="12pt" style:font-weight-asian="normal" style:font-name-complex="Times New Roman" style:font-size-complex="12pt" style:font-weight-complex="normal"/>
    </style:style>
    <style:style style:name="P56" style:family="paragraph" style:parent-style-name="List_20_Paragraph" style:list-style-name="L3" style:master-page-name="">
      <loext:graphic-properties draw:fill="none"/>
      <style:paragraph-properties fo:margin-left="2.499cm" fo:margin-right="0cm" fo:margin-top="0cm" fo:margin-bottom="0.282cm" loext:contextual-spacing="true" fo:text-indent="-0.6cm" style:auto-text-indent="false" style:page-number="auto" fo:background-color="transparent">
        <style:tab-stops/>
      </style:paragraph-properties>
      <style:text-properties style:font-name="PT Serif" fo:font-size="12pt" fo:font-weight="normal" officeooo:rsid="001ce365" officeooo:paragraph-rsid="001d811f" style:font-size-asian="12pt" style:font-weight-asian="normal" style:font-name-complex="Times New Roman" style:font-size-complex="12pt" style:font-weight-complex="normal"/>
    </style:style>
    <style:style style:name="P57" style:family="paragraph" style:parent-style-name="List_20_Paragraph" style:list-style-name="WWNum1">
      <style:paragraph-properties fo:margin-left="1.259cm" fo:margin-right="0cm" fo:text-indent="-0.63cm" style:auto-text-indent="false"/>
      <style:text-properties style:font-name="PT Serif" fo:font-size="12pt" fo:font-weight="normal" officeooo:paragraph-rsid="000ad960" style:font-size-asian="12pt" style:font-weight-asian="normal" style:font-name-complex="Times New Roman" style:font-size-complex="12pt" style:font-weight-complex="normal"/>
    </style:style>
    <style:style style:name="T1" style:family="text">
      <style:text-properties fo:color="#00000a" fo:letter-spacing="normal" fo:background-color="#ffffff" loext:char-shading-value="0" style:font-name-asian="Times New Roman" style:font-name-complex="Times New Roman"/>
    </style:style>
    <style:style style:name="T2" style:family="text">
      <style:text-properties fo:color="#00000a" fo:letter-spacing="normal" officeooo:rsid="000ca5b0" fo:background-color="#ffffff" loext:char-shading-value="0" style:font-name-asian="Times New Roman" style:font-name-complex="Times New Roman"/>
    </style:style>
    <style:style style:name="T3" style:family="text">
      <style:text-properties fo:color="#00000a" style:font-name="PT Serif" fo:font-size="12pt" fo:letter-spacing="normal" fo:font-weight="normal" officeooo:rsid="000be07f" fo:background-color="#ffffff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fo:color="#00000a" style:font-name="PT Serif" fo:font-size="12pt" fo:letter-spacing="normal" fo:font-weight="normal" officeooo:rsid="000ca5b0" fo:background-color="#ffffff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fo:language="en" fo:country="US" style:font-name-complex="Times New Roman"/>
    </style:style>
    <style:style style:name="T6" style:family="text">
      <style:text-properties fo:language="en" fo:country="US" officeooo:rsid="00156470" style:font-name-complex="Times New Roman"/>
    </style:style>
    <style:style style:name="T7" style:family="text">
      <style:text-properties fo:language="en" fo:country="US" fo:font-style="italic" style:font-style-asian="italic" style:font-name-complex="Times New Roman"/>
    </style:style>
    <style:style style:name="T8" style:family="text">
      <style:text-properties fo:language="en" fo:country="US" fo:font-weight="bold" style:font-weight-asian="bold" style:font-name-complex="Times New Roman" style:font-weight-complex="bold"/>
    </style:style>
    <style:style style:name="T9" style:family="text">
      <style:text-properties fo:language="en" fo:country="US" officeooo:rsid="0010ead4"/>
    </style:style>
    <style:style style:name="T10" style:family="text">
      <style:text-properties fo:language="en" fo:country="US" officeooo:rsid="002354d1"/>
    </style:style>
    <style:style style:name="T11" style:family="text">
      <style:text-properties style:font-name-complex="Times New Roman"/>
    </style:style>
    <style:style style:name="T12" style:family="text">
      <style:text-properties officeooo:rsid="000be07f" style:font-name-complex="Times New Roman"/>
    </style:style>
    <style:style style:name="T13" style:family="text">
      <style:text-properties officeooo:rsid="000ca5b0" style:font-name-complex="Times New Roman"/>
    </style:style>
    <style:style style:name="T14" style:family="text">
      <style:text-properties officeooo:rsid="000e41ce" style:font-name-complex="Times New Roman"/>
    </style:style>
    <style:style style:name="T15" style:family="text">
      <style:text-properties officeooo:rsid="000fce75" style:font-name-complex="Times New Roman"/>
    </style:style>
    <style:style style:name="T16" style:family="text">
      <style:text-properties officeooo:rsid="00156470" style:font-name-complex="Times New Roman"/>
    </style:style>
    <style:style style:name="T17" style:family="text">
      <style:text-properties officeooo:rsid="0022a1a5" style:font-name-complex="Times New Roman"/>
    </style:style>
    <style:style style:name="T18" style:family="text">
      <style:text-properties fo:font-style="italic" style:font-style-asian="italic" style:font-name-complex="Times New Roman"/>
    </style:style>
    <style:style style:name="T19" style:family="text">
      <style:text-properties style:font-name="PT Serif" fo:font-size="12pt" fo:font-weight="normal" officeooo:rsid="000fce75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PT Serif" fo:font-size="12pt" fo:font-weight="normal" officeooo:rsid="00158762" style:font-size-asian="12pt" style:font-weight-asian="normal" style:font-name-complex="Times New Roman" style:font-size-complex="12pt" style:font-weight-complex="normal"/>
    </style:style>
    <style:style style:name="T21" style:family="text">
      <style:text-properties style:font-name="PT Serif" fo:font-size="12pt" fo:font-weight="normal" officeooo:rsid="00191fa5" style:font-size-asian="12pt" style:font-weight-asian="normal" style:font-name-complex="Times New Roman" style:font-size-complex="12pt" style:font-weight-complex="normal"/>
    </style:style>
    <style:style style:name="T22" style:family="text">
      <style:text-properties style:font-name="PT Serif" fo:font-size="12pt" fo:font-weight="normal" officeooo:rsid="0022a1a5" style:font-size-asian="12pt" style:font-weight-asian="normal" style:font-name-complex="Times New Roman" style:font-size-complex="12pt" style:font-weight-complex="normal"/>
    </style:style>
    <style:style style:name="T23" style:family="text">
      <style:text-properties fo:letter-spacing="normal" fo:background-color="#ffffff" loext:char-shading-value="0" style:font-name-asian="Times New Roman" style:font-name-complex="Times New Roman"/>
    </style:style>
    <style:style style:name="T24" style:family="text">
      <style:text-properties fo:letter-spacing="normal" officeooo:rsid="000be07f" fo:background-color="#ffffff" loext:char-shading-value="0" style:font-name-asian="Times New Roman" style:font-name-complex="Times New Roman"/>
    </style:style>
    <style:style style:name="T25" style:family="text">
      <style:text-properties style:use-window-font-color="true" style:font-name="PT Serif" fo:font-size="12pt" fo:font-weight="normal" style:font-size-asian="12pt" style:font-weight-asian="normal" style:font-name-complex="Times New Roman" style:font-size-complex="12pt" style:font-weight-complex="normal"/>
    </style:style>
    <style:style style:name="T26" style:family="text">
      <style:text-properties fo:font-weight="bold" style:font-weight-asian="bold" style:font-name-complex="Times New Roman" style:font-weight-complex="bold"/>
    </style:style>
    <style:style style:name="T27" style:family="text">
      <style:text-properties fo:font-weight="bold" officeooo:rsid="00116837" style:font-weight-asian="bold" style:font-name-complex="Times New Roman" style:font-weight-complex="bold"/>
    </style:style>
    <style:style style:name="T28" style:family="text">
      <style:text-properties fo:font-weight="bold" officeooo:rsid="000fce75" style:font-weight-asian="bold" style:font-name-complex="Times New Roman" style:font-weight-complex="bold"/>
    </style:style>
    <style:style style:name="T29" style:family="text">
      <style:text-properties fo:font-weight="bold" officeooo:rsid="00119acc" style:font-weight-asian="bold" style:font-name-complex="Times New Roman" style:font-weight-complex="bold"/>
    </style:style>
    <style:style style:name="T30" style:family="text">
      <style:text-properties officeooo:rsid="0023e405"/>
    </style:style>
    <style:style style:name="T31" style:family="text">
      <style:text-properties officeooo:rsid="0029e1da"/>
    </style:style>
    <style:style style:name="T32" style:family="text">
      <style:text-properties officeooo:rsid="000be07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1">Настройка </text:span><text:span text:style-name="T5">PostgreSQL</text:span><text:span text:style-name="T11">(БД)</text:span><text:span text:style-name="T5"> </text:span><text:span text:style-name="T11">на </text:span><text:span text:style-name="T5">Astra Linux</text:span><text:span text:style-name="T11">(ОС)</text:span><text:span text:style-name="T5">.</text:span></text:p>
      <text:p text:style-name="P15"/>
      <text:list xml:id="list3329133578" text:style-name="WWNum1">
        <text:list-item>
          <text:p text:style-name="P21"><text:span text:style-name="T12">П</text:span><text:span text:style-name="T11">ри установке ОС </text:span><text:span text:style-name="T12">необходимо </text:span><text:span text:style-name="T11">выбра</text:span><text:span text:style-name="T12">ть</text:span><text:span text:style-name="T11"> компонент </text:span><text:span text:style-name="T12">«</text:span><text:span text:style-name="T11">СУБД</text:span><text:span text:style-name="T12">»</text:span><text:span text:style-name="T11">.</text:span></text:p>
          <text:p text:style-name="P21"><text:span text:style-name="T11"><text:s/></text:span><text:span text:style-name="T26">ОС</text:span><text:span text:style-name="T11"> </text:span><text:span text:style-name="T26">самостоятельно</text:span><text:span text:style-name="T11"> </text:span><text:span text:style-name="T26">делает</text:span><text:span text:style-name="T11"> первичные настройки БД, такие как:</text:span></text:p>
          <text:list>
            <text:list-item>
              <text:p text:style-name="P27">Создание кластера БД</text:p>
            </text:list-item>
            <text:list-item>
              <text:p text:style-name="P22"><text:span text:style-name="T11">Создание необходимых для его работы каталогов</text:span><text:span text:style-name="T16">:</text:span></text:p>
              <text:p text:style-name="P23"><text:span text:style-name="T11">- Конфиги кластера</text:span><text:span text:style-name="T5">:</text:span></text:p>
              <text:p text:style-name="P36">/etc/postgresql/9.4/main</text:p>
              <text:p text:style-name="P23"><text:span text:style-name="T16">- Логи</text:span><text:span text:style-name="T6"> </text:span><text:span text:style-name="T16">БД</text:span><text:span text:style-name="T6">:</text:span></text:p>
              <text:p text:style-name="P39">/var/lib/postgresql/9.4/main</text:p>
            </text:list-item>
            <text:list-item>
              <text:p text:style-name="P37">Создание пользователя ОС и БД с именем postgres, он является владельцем каталогов БД. В БД он является суперпользователем.</text:p>
            </text:list-item>
          </text:list>
        </text:list-item>
      </text:list>
      <text:p text:style-name="P2"/>
      <text:list xml:id="list134443261458940" text:continue-numbering="true" text:style-name="WWNum1">
        <text:list-item>
          <text:p text:style-name="P26"><text:span text:style-name="T11">После установки </text:span><text:span text:style-name="T13">ОС </text:span><text:span text:style-name="T11">необходимо установить пакеты </text:span><text:span text:style-name="T14">с </text:span><text:span text:style-name="T16">компакт-</text:span><text:span text:style-name="T14">дисков</text:span><text:span text:style-name="T11">.</text:span></text:p>
          <text:p text:style-name="P30"/>
        </text:list-item>
      </text:list>
      <text:list xml:id="list1287593418" text:style-name="L1">
        <text:list-item>
          <text:p text:style-name="P48"><text:span text:style-name="T3">Добавляем компакт-диск </text:span><text:span text:style-name="T4">«Средства разработки» </text:span><text:span text:style-name="T3">как репозиторий</text:span></text:p>
        </text:list-item>
        <text:list-item>
          <text:p text:style-name="P49">Устанавливаем пакеты:</text:p>
        </text:list-item>
      </text:list>
      <text:list xml:id="list134443726031271" text:continue-list="list134443261458940" text:style-name="WWNum1">
        <text:list-item>
          <text:list>
            <text:list-header>
              <text:p text:style-name="P24"><text:span text:style-name="T1">postgresql-astra-devel</text:span><text:span text:style-name="T2">,</text:span></text:p>
              <text:p text:style-name="P45">postgresql-contrib-9.4,</text:p>
              <text:p text:style-name="P45">pgadmin3</text:p>
              <text:p text:style-name="P45"/>
            </text:list-header>
          </text:list>
        </text:list-item>
      </text:list>
      <text:p text:style-name="P9"><text:span text:style-name="T24">П</text:span><text:span text:style-name="T23">римечание. Данная инструкция описывает только случай установки пакетов из родного репозитория АстраЛинукс Смоленск 1.5. Не рекомендуется устанавливать пакеты и программы из других источников.</text:span></text:p>
      <text:list xml:id="list134442703365615" text:continue-numbering="true" text:style-name="WWNum1">
        <text:list-header>
          <text:p text:style-name="P46"/>
        </text:list-header>
        <text:list-item>
          <text:p text:style-name="P25"><text:span text:style-name="T15">Внести изменения в файлы к</text:span><text:span text:style-name="T11">онфигураци</text:span><text:span text:style-name="T15">и</text:span><text:span text:style-name="T11"> </text:span><text:span text:style-name="T15">Postgres. Для этого можно</text:span><text:span text:style-name="T17"> либо:</text:span></text:p>
          <text:p text:style-name="P31"/>
        </text:list-item>
      </text:list>
      <text:list xml:id="list219078946" text:style-name="L2">
        <text:list-header>
          <text:p text:style-name="P50"><text:span text:style-name="T22">С</text:span><text:span text:style-name="T19">крипт </text:span><text:span text:style-name="T21">adjust_postgres.sh</text:span><text:span text:style-name="T19"> </text:span><text:span text:style-name="T20">выполняет </text:span><text:span text:style-name="T22">все </text:span><text:span text:style-name="T20">операции </text:span><text:span text:style-name="T22">п. 3, 4, 5 автоматически.</text:span></text:p>
        </text:list-header>
      </text:list>
      <text:p text:style-name="P17"/>
      <text:p text:style-name="P16"><text:span text:style-name="T25">Ручная настройка. Для этого необходимо </text:span><text:span text:style-name="T19">внести необходимы изменения:</text:span></text:p>
      <text:list xml:id="list134443337889361" text:continue-list="list134442703365615" text:style-name="WWNum1">
        <text:list-header>
          <text:p text:style-name="P31"/>
          <text:list>
            <text:list-item>
              <text:list>
                <text:list-header>
                  <text:p text:style-name="P51"><text:span text:style-name="T15"><text:tab/></text:span><text:span text:style-name="T28">- в файле</text:span><text:span text:style-name="T26"> /</text:span><text:span text:style-name="T8">etc</text:span><text:span text:style-name="T26">/</text:span><text:span text:style-name="T8">postgresql</text:span><text:span text:style-name="T26">/9.4/</text:span><text:span text:style-name="T8">main</text:span><text:span text:style-name="T26">/postgresql.conf</text:span><text:span text:style-name="T29">:</text:span></text:p>
                </text:list-header>
              </text:list>
            </text:list-item>
          </text:list>
          <text:p text:style-name="P28"/>
          <text:list text:continue-numbering="true">
            <text:list-header>
              <text:p text:style-name="P38">listen_addresses = ‘*’</text:p>
              <text:p text:style-name="P38">superuser_reserved_connections = 3</text:p>
              <text:p text:style-name="P40">log_destination = 'syslog'</text:p>
              <text:p text:style-name="P41">logging_collector = on</text:p>
              <text:p text:style-name="P40">log_directory = 'pg_log'</text:p>
              <text:p text:style-name="P41">log_filename = 'postgresql-%H.log'</text:p>
              <text:p text:style-name="P41">log_truncate_on_rotation = on</text:p>
              <text:p text:style-name="P42">log_rotation_age = 1<text:span text:style-name="T30">h</text:span></text:p>
              <text:p text:style-name="P40">log_rotation_size = 1MB</text:p>
              <text:p text:style-name="P40">client_min_messages = error</text:p>
              <text:p text:style-name="P40">log_min_messages = panic</text:p>
              <text:p text:style-name="P40">log_min_error_statement = panic</text:p>
              <text:p text:style-name="P29"><text:soft-page-break/><text:span text:style-name="T10">log_min_duration_statement = -1</text:span><text:span text:style-name="T9"><text:tab/></text:span></text:p>
              <text:list>
                <text:list-item>
                  <text:list>
                    <text:list-item>
                      <text:list>
                        <text:list-header>
                          <text:p text:style-name="P52"><text:span text:style-name="T11"><text:tab/></text:span><text:span text:style-name="T26">- </text:span><text:span text:style-name="T27">в </text:span><text:span text:style-name="T26">файл</text:span><text:span text:style-name="T27">е</text:span><text:span text:style-name="T26"> /etc/postgresql/9.4/main/p</text:span><text:span text:style-name="T8">g</text:span><text:span text:style-name="T26">_</text:span><text:span text:style-name="T8">hba</text:span><text:span text:style-name="T26">.conf:</text:span>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header>
      </text:list>
      <text:p text:style-name="P10"/>
      <text:p text:style-name="P13"># Database administrative login by Unix domain socket</text:p>
      <text:p text:style-name="P13">local<text:tab/><text:tab/>all<text:tab/><text:tab/>postgres<text:tab/><text:tab/><text:tab/><text:span text:style-name="T32">trust</text:span></text:p>
      <text:p text:style-name="P11"># TYPE<text:tab/>DATABASE<text:tab/>USER<text:tab/>ADDRESS<text:tab/><text:tab/>METHOD</text:p>
      <text:p text:style-name="P12"># "local" is for Unix domain socket connections only</text:p>
      <text:p text:style-name="P11">local<text:tab/><text:tab/>all<text:tab/><text:tab/>all<text:tab/><text:tab/><text:tab/><text:tab/><text:bookmark-start text:name="__DdeLink__563_335575078"/>trust<text:bookmark-end text:name="__DdeLink__563_335575078"/></text:p>
      <text:p text:style-name="P12"># IPv4 local connections:</text:p>
      <text:p text:style-name="P11">host<text:tab/><text:tab/>all<text:tab/><text:tab/>all<text:tab/>127.0.0.1/32<text:tab/><text:tab/>trust</text:p>
      <text:p text:style-name="P11">host<text:tab/><text:tab/>all<text:tab/><text:tab/>all<text:tab/>::1/128<text:tab/><text:tab/>trust</text:p>
      <text:p text:style-name="P11">host<text:tab/><text:tab/>all<text:tab/><text:tab/>all<text:tab/>192.168.0.0/24<text:tab/>trust</text:p>
      <text:p text:style-name="P11">host<text:tab/><text:tab/>all<text:tab/><text:tab/>all<text:tab/>172.16.2.1/24<text:tab/>trust</text:p>
      <text:p text:style-name="P14"># IPv6 local connections:</text:p>
      <text:p text:style-name="P14"># host<text:tab/><text:tab/>all<text:tab/><text:tab/>all<text:tab/>::1/128<text:tab/><text:tab/>md5</text:p>
      <text:p text:style-name="P14"># Allow replication connections from localhost, by a user with the</text:p>
      <text:p text:style-name="P14"># replication privilege.</text:p>
      <text:p text:style-name="P11"><text:bookmark-start text:name="__DdeLink__547_335575078"/>local<text:tab/><text:tab/>replication<text:tab/>postgres<text:tab/><text:tab/><text:tab/>trust</text:p>
      <text:p text:style-name="P11">host<text:tab/><text:tab/>replication<text:tab/>postgres<text:tab/>127.0.0.1/32<text:tab/>trust</text:p>
      <text:p text:style-name="P11">host<text:tab/><text:tab/>replication<text:tab/>postgres<text:tab/>::1/128<text:tab/>trust</text:p>
      <text:p text:style-name="P11">host<text:tab/><text:tab/>replication<text:tab/>postgres<text:tab/>192.168.0.0/24<text:tab/>trust<text:bookmark-end text:name="__DdeLink__547_335575078"/></text:p>
      <text:p text:style-name="P6"/>
      <text:list xml:id="list134443534907677" text:continue-numbering="true" text:style-name="WWNum1">
        <text:list-item>
          <text:p text:style-name="P32">Скопировать библиотеку</text:p>
          <text:p text:style-name="P32">bytea_to_float.so</text:p>
          <text:p text:style-name="P32">в</text:p>
          <text:p text:style-name="P32">/usr/lib/postgresql/9.4/lib</text:p>
          <text:p text:style-name="P33"/>
        </text:list-item>
        <text:list-item>
          <text:p text:style-name="P22"><text:span text:style-name="T11">В ОС есть требование сопоставления имен пользователей БД и пользователей ОС, поэтому пользователю </text:span><text:span text:style-name="T5">postgres</text:span><text:span text:style-name="T11"> необходимо выдать права на чтение информации из файлов аутентификации пользователей ОС, для этого выполнить команды от </text:span><text:span text:style-name="T5">root</text:span><text:span text:style-name="T11">:</text:span></text:p>
          <text:p text:style-name="P27"/>
          <text:list>
            <text:list-header>
              <text:p text:style-name="P53">usermod -a -G shadow postgre<text:span text:style-name="T31">s</text:span></text:p>
              <text:p text:style-name="P54">setfacl -d -m u:postgres:r /etc/parsec/macdb</text:p>
              <text:p text:style-name="P54">setfacl -R -m u:postgres:r /etc/parsec/macdb</text:p>
              <text:p text:style-name="P54">setfacl -m u:postgres:rx /etc/parsec/macdb</text:p>
              <text:p text:style-name="P54">setfacl -d -m u:postgres:r /etc/parsec/capdb</text:p>
              <text:p text:style-name="P54">setfacl -R -m u:postgres:r /etc/parsec/capdb</text:p>
              <text:p text:style-name="P54">setfacl -m u:postgres:rx /etc/parsec/capdb</text:p>
            </text:list-header>
          </text:list>
        </text:list-item>
      </text:list>
      <text:p text:style-name="P6"/>
      <text:list xml:id="list134444759676860" text:continue-numbering="true" text:style-name="WWNum1">
        <text:list-item>
          <text:p text:style-name="P47">Для вступления в силу изменений необходимо перезапустить БД</text:p>
        </text:list-item>
      </text:list>
      <text:p text:style-name="P7"/>
      <text:p text:style-name="P8"><text:span text:style-name="T7">pg</text:span><text:span text:style-name="T18">_</text:span><text:span text:style-name="T7">ctlcluster</text:span><text:span text:style-name="T18"> </text:span><text:span text:style-name="T7">9.4 main </text:span><text:bookmark text:name="_GoBack"/><text:span text:style-name="T7">restart</text:span></text:p>
      <text:p text:style-name="P7"/>
      <text:list xml:id="list134443311279010" text:continue-numbering="true" text:style-name="WWNum1">
        <text:list-item>
          <text:p text:style-name="P34">Запустить pgAdmin III <text:span text:style-name="T31">(Меню-Разработка-</text:span>pgAdmin III<text:span text:style-name="T31">)</text:span>. Если список серверов пуст, необходимо добавить локальный сервер вручную. Для этого:</text:p>
          <text:p text:style-name="P35"/>
        </text:list-item>
      </text:list>
      <text:list xml:id="list312421435" text:style-name="L3">
        <text:list-item>
          <text:p text:style-name="P55">выбрать «Добавить подключение к серверу»</text:p>
        </text:list-item>
        <text:list-item>
          <text:p text:style-name="P56">внести данные нового подключения:</text:p>
        </text:list-item>
      </text:list>
      <text:p text:style-name="P18">Имя — PostgreSQL 9.4</text:p>
      <text:p text:style-name="P19"><text:soft-page-break/>Хост — localhost</text:p>
      <text:p text:style-name="P19">Порт — 5432</text:p>
      <text:p text:style-name="P19">Имя пользователя — postgres</text:p>
      <text:p text:style-name="P19">Пароль - postgres</text:p>
      <text:list xml:id="list134442847641504" text:continue-list="list134443311279010" text:style-name="WWNum1">
        <text:list-header>
          <text:p text:style-name="P35"/>
        </text:list-header>
        <text:list-item>
          <text:p text:style-name="P27">Для проверки подключения выполните команду</text:p>
        </text:list-item>
      </text:list>
      <text:p text:style-name="P1"><text:span text:style-name="T7">psql</text:span><text:span text:style-name="T18"> </text:span><text:span text:style-name="T7">postgres</text:span><text:span text:style-name="T18"> </text:span><text:span text:style-name="T7">postgres</text:span></text:p>
      <text:p text:style-name="P7"/>
      <text:p text:style-name="P2">Произойдет подключение к серверу БД и вы увидите:</text:p>
      <text:p text:style-name="P4">postgres=# </text:p>
      <text:p text:style-name="P5">***</text:p>
      <text:p text:style-name="P5"/>
      <text:p text:style-name="P3"/>
      <text:list xml:id="list134442654031671" text:continue-numbering="true" text:style-name="WWNum1">
        <text:list-item>
          <text:p text:style-name="P27">Для подключения к БД пользователями отличными от postgres необходимо сначала создать соответствующие роли в БД. Есть несколько способов сделать это:</text:p>
          <text:list>
            <text:list-item>
              <text:p text:style-name="P27">Из консоли управления БД, см. п.8</text:p>
              <text:list>
                <text:list-item>
                  <text:p text:style-name="P43">CREATE ROLE name LOGIN</text:p>
                </text:list-item>
                <text:list-item>
                  <text:p text:style-name="P43">ALTER ROLE name SUPERUSER</text:p>
                </text:list-item>
              </text:list>
            </text:list-item>
            <text:list-item>
              <text:p text:style-name="P27">С помощью команды в консоли</text:p>
              <text:list>
                <text:list-item>
                  <text:p text:style-name="P44">createuser [ОПЦИИ] ... [РОЛЬ]</text:p>
                </text:list-item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57">Необходимо выставить мандатные атрибуты для пользователей ОС.</text:p>
          <text:list>
            <text:list-item>
              <text:p text:style-name="P38">sudo fly-admin-smc</text:p>
            </text:list-item>
            <text:list-item>
              <text:p text:style-name="P27">перейти в раздел «пользователи»</text:p>
            </text:list-item>
            <text:list-item>
              <text:p text:style-name="P27">выбрать вкладку «МРД»</text:p>
            </text:list-item>
            <text:list-item>
              <text:p text:style-name="P27">поставить конфиденциальность и целостность в 0.</text:p>
              <text:p text:style-name="P27"/>
            </text:list-item>
          </text:list>
        </text:list-item>
        <text:list-item>
          <text:p text:style-name="P22"><text:span text:style-name="T11">Для защищенного удаленного подключения к БД можно использовать протокол </text:span><text:span text:style-name="T5">SSH</text:span><text:span text:style-name="T11">. См. руководство программиста 2 с.399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28T12:24:47.214462966</meta:creation-date>
    <dc:date>2020-05-29T13:44:40.400255796</dc:date>
    <meta:editing-duration>PT20H25M57S</meta:editing-duration>
    <meta:editing-cycles>31</meta:editing-cycles>
    <meta:generator>LibreOffice/6.4.3.2$Linux_X86_64 LibreOffice_project/40$Build-2</meta:generator>
    <meta:document-statistic meta:table-count="0" meta:image-count="0" meta:object-count="0" meta:page-count="3" meta:paragraph-count="93" meta:word-count="515" meta:character-count="3875" meta:non-whitespace-character-count="3442"/>
  </office:meta>
</office:document-meta>
</file>